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Configurer.setSearchSystemEnvironment( boolean searchSystem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ConfigurerResolver.resolvePlaceholder( String placeh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ceholderResolvingStringValueResolver.resolveStringValue( String st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laceholderConfigurer.resolvePlaceholder( String placeholder , Properties props , int systemProperties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ceholderResolvingStringValueResolver.PlaceholderResolvingStringValueResolve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PlaceholderConfigurer.setSystemPropertiesMode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PlaceholderConfigurer.resolveSystemProperty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PlaceholderConfigurerResolver.PropertyPlaceholderConfigurerResolver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Configurer.processProperties( ConfigurableListableBeanFactory beanFactoryToProcess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PlaceholderConfigurer.resolvePlaceholder( String placeholder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Configurer.setSystemPropertiesMode( int systemPropertie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